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5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9]" office:value-type="currency" office:currency="USD" office:value="720" calcext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30" calcext:value-type="date">
            <text:p>03/30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01, 04/03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6" calcext:value-type="date">
            <text:p>04/06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08, 04/10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13" calcext:value-type="date">
            <text:p>04/13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15, 04/17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0" calcext:value-type="date">
            <text:p>04/20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22, 04/24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7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7" calcext:value-type="date">
            <text:p>04/27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8" table:formula="of:=SUM([.I15:.I25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9" table:formula="of:=SUM([.I16:.I26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08.826552291</dc:date>
    <meta:editing-duration>PT4H21M29S</meta:editing-duration>
    <meta:editing-cycles>62</meta:editing-cycles>
    <meta:generator>LibreOffice/24.2.7.2$Linux_X86_64 LibreOffice_project/420$Build-2</meta:generator>
    <meta:document-statistic meta:table-count="1" meta:cell-count="73" meta:object-count="1"/>
  </office:meta>
</office:document-meta>
</file>